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666" officeooo:paragraph-rsid="000b8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ATHON</text:p>
      <text:p text:style-name="Standard"/>
      <text:p text:style-name="Standard">critère de temps de parcours (coût) : intervalle (&lt;=13h)</text:p>
      <text:p text:style-name="Standard">critère de longueur de parcours : intervalle (&lt;=42.195km)</text:p>
      <text:p text:style-name="Standard"/>
      <text:p text:style-name="Standard">parcours 1</text:p>
      <text:p text:style-name="Standard"/>
      <text:p text:style-name="Standard">si temps en dessous de l'intervalle{</text:p>
      <text:p text:style-name="Standard"><text:tab/>raccourcir parcours1</text:p>
      <text:p text:style-name="Standard">}</text:p>
      <text:p text:style-name="Standard">sinon, si temps au-dessus de l'intervalle{</text:p>
      <text:p text:style-name="Standard"><text:tab/>allonger parcours1</text:p>
      <text:p text:style-name="Standard">}</text:p>
      <text:p text:style-name="Standard">sinon, si temps dans l'intervalle{</text:p>
      <text:p text:style-name="Standard"><text:tab/>si longueur en dessous de l'intervalle{</text:p>
      <text:p text:style-name="Standard"><text:tab/><text:tab/>allonger parcours1</text:p>
      <text:p text:style-name="Standard"><text:tab/>}</text:p>
      <text:p text:style-name="Standard"><text:tab/>sinon, si longueur au-dessus de l'intervalle{</text:p>
      <text:p text:style-name="Standard"><text:tab/><text:tab/>raccourcir parcours1</text:p>
      <text:p text:style-name="Standard"><text:tab/>}</text:p>
      <text:p text:style-name="Standard"><text:tab/>sinon, si longueur dans l'intervalle{</text:p>
      <text:p text:style-name="Standard"><text:tab/><text:tab/>valider parcours1</text:p>
      <text:p text:style-name="Standard"><text:tab/>}</text:p>
      <text:p text:style-name="Standard">}</text:p>
      <text:p text:style-name="Standard"/>
      <text:p text:style-name="Standard"/>
      <text:p text:style-name="Standard">fonction raccourcir parcours1 (parcours P){</text:p>
      <text:p text:style-name="Standard"><text:tab/>retirer sommet</text:p>
      <text:p text:style-name="Standard">}</text:p>
      <text:p text:style-name="Standard"/>
      <text:p text:style-name="Standard">fonction allonger parcours1 (parcours P){</text:p>
      <text:p text:style-name="Standard"><text:tab/>ajouter sommet</text:p>
      <text:p text:style-name="Standard">}</text:p>
      <text:p text:style-name="Standard"/>
      <text:p text:style-name="Standard">Solution correcte mais pas forcément optimale : ajouter des sommets au chemins, jusqu'à ce que l'on obtienne le résultat pile.</text:p>
      <text:p text:style-name="Standard">Si la longueur du chemin est supérieure au résultat, on revient au sommet précédent et on s'arrête.</text:p>
      <text:p text:style-name="Standard">Complexité : o(m²), m : nombre de sommets.</text:p>
      <text:p text:style-name="Standard"/>
      <text:p text:style-name="Standard">Pour la solution optimale (cas d'une valeur précise ou d'un petit intervalle, par exemple) :</text:p>
      <text:p text:style-name="Standard">-Force brute : considérer toutes les permutations des sommets possibles dans les chemins. Complexité : o(2^m).</text:p>
      <text:p text:style-name="Standard">-Élaguer l'arbre des possibilités : quels chemins ne peuvent pas donner la solution optimale.</text:p>
      <text:p text:style-name="Standard"/>
      <text:p text:style-name="Standard">Solution intermédiare : ajouter des sommets au chemins, jusqu'à ce que l'on obtienne le résultat pile.</text:p>
      <text:p text:style-name="Standard">Si la longueur du chemin est supérieure au résultat, on revient au sommet précédent et on considère un autre voisin.</text:p>
      <text:p text:style-name="Standard">Complexité : o(2^m).</text:p>
      <text:p text:style-name="Standard"/>
      <text:p text:style-name="Standard">Pile = p;</text:p>
      <text:p text:style-name="Standard">empiler p(origine);</text:p>
      <text:p text:style-name="Standard">Tableau [m] marqués;</text:p>
      <text:p text:style-name="Standard"><text:soft-page-break/>Tableau [m] pères;</text:p>
      <text:p text:style-name="Standard">tant que p non vide et longueur != 42.195 faire:</text:p>
      <text:p text:style-name="Standard">s = dépiler p;</text:p>
      <text:p text:style-name="Standard">pour tout voisin v de p:</text:p>
      <text:p text:style-name="Standard">si v non marqué:</text:p>
      <text:p text:style-name="Standard">si longueur + longueur(arc vers v)*2 &lt;42.195;</text:p>
      <text:p text:style-name="Standard">pere[v] = s;</text:p>
      <text:p text:style-name="Standard">empiler v;</text:p>
      <text:p text:style-name="Standard">marquer s;</text:p>
      <text:p text:style-name="Standard">fin tant que</text:p>
      <text:p text:style-name="Standard"/>
      <text:p text:style-name="Standard">-&gt; marathon avec un aller-retour</text:p>
      <text:p text:style-name="Standard"/>
      <text:p text:style-name="P1">Pour faire des chemins qui forment des boucles, on peut ajouter comme condition, que le sommet doit être adjascent à au moins 2 sommets du chemin. → problème tester l’adjescence à tous les sommets du chemin est une opération en o(m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6:17:25.661382536</meta:creation-date>
    <dc:date>2024-05-15T16:26:34.695783805</dc:date>
    <meta:editing-duration>PT7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15" meta:character-count="1915" meta:non-whitespace-character-count="1637"/>
  </office:meta>
</office:document-meta>
</file>